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ns0:document-content xmlns:ns0="urn:oasis:names:tc:opendocument:xmlns:office:1.0" ns0:version="1.1">
  <ns0:scripts/>
  <ns0:font-face-decls>
    <ns1:font-face xmlns:ns1="urn:oasis:names:tc:opendocument:xmlns:style:1.0" xmlns:ns2="urn:oasis:names:tc:opendocument:xmlns:svg-compatible:1.0" ns1:name="StarSymbol" ns2:font-family="StarSymbol"/>
    <ns1:font-face xmlns:ns1="urn:oasis:names:tc:opendocument:xmlns:style:1.0" xmlns:ns2="urn:oasis:names:tc:opendocument:xmlns:svg-compatible:1.0" ns1:font-adornments="Bold" ns1:font-family-generic="swiss" ns1:name="Helvetica Narrow" ns2:font-family="'Helvetica Narrow'"/>
    <ns1:font-face xmlns:ns1="urn:oasis:names:tc:opendocument:xmlns:style:1.0" xmlns:ns2="urn:oasis:names:tc:opendocument:xmlns:svg-compatible:1.0" ns1:font-family-generic="modern" ns1:font-pitch="fixed" ns1:name="DejaVu Sans Mono" ns2:font-family="'DejaVu Sans Mono'"/>
    <ns1:font-face xmlns:ns1="urn:oasis:names:tc:opendocument:xmlns:style:1.0" xmlns:ns2="urn:oasis:names:tc:opendocument:xmlns:svg-compatible:1.0" ns1:font-family-generic="roman" ns1:font-pitch="variable" ns1:name="Courier New" ns2:font-family="'Courier New'"/>
    <ns1:font-face xmlns:ns1="urn:oasis:names:tc:opendocument:xmlns:style:1.0" xmlns:ns2="urn:oasis:names:tc:opendocument:xmlns:svg-compatible:1.0" ns1:font-family-generic="roman" ns1:font-pitch="variable" ns1:name="Helvetica-Narrow" ns2:font-family="Helvetica-Narrow"/>
    <ns1:font-face xmlns:ns1="urn:oasis:names:tc:opendocument:xmlns:style:1.0" xmlns:ns2="urn:oasis:names:tc:opendocument:xmlns:svg-compatible:1.0" ns1:font-family-generic="roman" ns1:font-pitch="variable" ns1:name="Times New Roman" ns2:font-family="'Times New Roman'"/>
    <ns1:font-face xmlns:ns1="urn:oasis:names:tc:opendocument:xmlns:style:1.0" xmlns:ns2="urn:oasis:names:tc:opendocument:xmlns:svg-compatible:1.0" ns1:font-family-generic="swiss" ns1:font-pitch="variable" ns1:name="Arial" ns2:font-family="Arial"/>
    <ns1:font-face xmlns:ns1="urn:oasis:names:tc:opendocument:xmlns:style:1.0" xmlns:ns2="urn:oasis:names:tc:opendocument:xmlns:svg-compatible:1.0" ns1:font-family-generic="system" ns1:font-pitch="variable" ns1:name="MS Mincho" ns2:font-family="'MS Mincho'"/>
    <ns1:font-face xmlns:ns1="urn:oasis:names:tc:opendocument:xmlns:style:1.0" xmlns:ns2="urn:oasis:names:tc:opendocument:xmlns:svg-compatible:1.0" ns1:font-family-generic="system" ns1:font-pitch="variable" ns1:name="Tahoma" ns2:font-family="Tahoma"/>
  </ns0:font-face-decls>
  <ns0:automatic-styles>
    <ns1:style xmlns:ns1="urn:oasis:names:tc:opendocument:xmlns:style:1.0" ns1:family="paragraph" ns1:name="P1" ns1:parent-style-name="Header_20_left">
      <ns1:text-properties xmlns:ns2="urn:oasis:names:tc:opendocument:xmlns:xsl-fo-compatible:1.0" ns1:font-size-asian="10pt" ns1:font-size-complex="10pt" ns2:font-size="10pt"/>
    </ns1:style>
    <ns1:style xmlns:ns1="urn:oasis:names:tc:opendocument:xmlns:style:1.0" ns1:family="paragraph" ns1:master-page-name="Standard" ns1:name="P2" ns1:parent-style-name="Title">
      <ns1:paragraph-properties ns1:page-number="auto"/>
    </ns1:style>
    <ns1:style xmlns:ns1="urn:oasis:names:tc:opendocument:xmlns:style:1.0" ns1:family="text" ns1:name="T1">
      <ns1:text-properties xmlns:ns2="urn:oasis:names:tc:opendocument:xmlns:xsl-fo-compatible:1.0" ns1:font-style-asian="normal" ns1:font-style-complex="normal" ns2:font-style="normal"/>
    </ns1:style>
    <ns1:style xmlns:ns1="urn:oasis:names:tc:opendocument:xmlns:style:1.0" ns1:family="text" ns1:name="T2">
      <ns1:text-properties xmlns:ns2="urn:oasis:names:tc:opendocument:xmlns:xsl-fo-compatible:1.0" ns1:font-style-asian="italic" ns1:font-style-complex="italic" ns2:font-style="italic"/>
    </ns1:style>
  </ns0:automatic-styles>
  <ns0:body>
    <ns0:text>
      <ns0:forms xmlns:ns1="urn:oasis:names:tc:opendocument:xmlns:form:1.0" ns1:apply-design-mode="false" ns1:automatic-focus="false"/>
      <ns1:sequence-decls xmlns:ns1="urn:oasis:names:tc:opendocument:xmlns:text:1.0">
        <ns1:sequence-decl ns1:display-outline-level="0" ns1:name="Illustration"/>
        <ns1:sequence-decl ns1:display-outline-level="0" ns1:name="Table"/>
        <ns1:sequence-decl ns1:display-outline-level="0" ns1:name="Text"/>
        <ns1:sequence-decl ns1:display-outline-level="0" ns1:name="Drawing"/>
      </ns1:sequence-decls>
      <ns1:p xmlns:ns1="urn:oasis:names:tc:opendocument:xmlns:text:1.0" ns1:style-name="P2">Oscar Testing</ns1:p>
      <ns1:p xmlns:ns1="urn:oasis:names:tc:opendocument:xmlns:text:1.0" ns1:style-name="Standard"/>
      <ns1:p xmlns:ns1="urn:oasis:names:tc:opendocument:xmlns:text:1.0" ns1:style-name="Standard"><ns1:span ns1:style-name="i-chemical">SERCA<ns0:annotation><ns2:creator xmlns:ns2="http://purl.org/dc/elements/1.1/">SciMarkup</ns2:creator><ns2:date xmlns:ns2="http://purl.org/dc/elements/1.1/">2008-11-21T00:00:00</ns2:date><ns1:p>confidence: 0.31963740796435136</ns1:p><ns1:p>type: CM</ns1:p><ns1:p>id: o1</ns1:p><ns1:p>surface: SERCA</ns1:p></ns0:annotation></ns1:span> <ns1:span ns1:style-name="i-ontology-term">inhibition<ns0:annotation><ns2:creator xmlns:ns2="http://purl.org/dc/elements/1.1/">SciMarkup</ns2:creator><ns2:date xmlns:ns2="http://purl.org/dc/elements/1.1/">2008-11-21T00:00:00</ns2:date><ns1:p>type: ONT</ns1:p><ns1:p>id: o2</ns1:p><ns1:p>surface: inhibition</ns1:p></ns0:annotation></ns1:span> was measured at the Department of Medicinal Chemistry, Danish University of <ns1:span ns1:style-name="i-ontology-term">Pharmaceutical<ns0:annotation><ns2:creator xmlns:ns2="http://purl.org/dc/elements/1.1/">SciMarkup</ns2:creator><ns2:date xmlns:ns2="http://purl.org/dc/elements/1.1/">2008-11-21T00:00:00</ns2:date><ns1:p>type: ONT</ns1:p><ns1:p>id: o3</ns1:p><ns1:p>surface: Pharmaceutical</ns1:p></ns0:annotation></ns1:span> Sciences, Copenhagen. The <ns1:span ns1:style-name="i-chemical">IC50<ns0:annotation><ns2:creator xmlns:ns2="http://purl.org/dc/elements/1.1/">SciMarkup</ns2:creator><ns2:date xmlns:ns2="http://purl.org/dc/elements/1.1/">2008-11-21T00:00:00</ns2:date><ns1:p>confidence: 0.33982624104034254</ns1:p><ns1:p>type: CM</ns1:p><ns1:p>id: o4</ns1:p><ns1:p>surface: IC50</ns1:p></ns0:annotation></ns1:span> values were measured as the rate of <ns1:span ns1:style-name="i-reaction">hydrolysis<ns0:annotation><ns2:creator xmlns:ns2="http://purl.org/dc/elements/1.1/">SciMarkup</ns2:creator><ns2:date xmlns:ns2="http://purl.org/dc/elements/1.1/">2008-11-21T00:00:00</ns2:date><ns1:p>confidence: 0.9998642158355378</ns1:p><ns1:p>type: RN</ns1:p><ns1:p>id: o5</ns1:p><ns1:p>surface: hydrolysis</ns1:p></ns0:annotation></ns1:span> of <ns1:span ns1:style-name="i-chemical-structure">ATP<ns0:annotation><ns2:creator xmlns:ns2="http://purl.org/dc/elements/1.1/">SciMarkup</ns2:creator><ns2:date xmlns:ns2="http://purl.org/dc/elements/1.1/">2008-11-21T00:00:00</ns2:date><ns1:p>SMILES: Nc1ncnc2n(cnc12)[C@@H]3O[C@H](COP(O)(=O)OP(O)(=O)OP(O)(O)=O)[C@@H](O)[C@H]3O</ns1:p><ns1:p>confidence: 0.8786302496442648</ns1:p><ns1:p>surface: ATP</ns1:p><ns1:p>ontIDs: CHEBI:15422</ns1:p><ns1:p>InChI: InChI=1/C10H16N5O13P3/c11-8-5-9(13-2-12-8)15(3-14-5)10-7(17)6(16)4(26-10)1-25-30(21,22)28-31(23,24)27-29(18,19)20/h2-4,6-7,10,16-17H,1H2,(H,21,22)(H,23,24)(H2,11,12,13)(H2,18,19,20)/t4-,6-,7-,10-/m1/s1/f/h18-19,21,23H,11H2</ns1:p><ns1:p>cmlRef: cml1</ns1:p><ns1:p>type: CM</ns1:p><ns1:p>id: o7</ns1:p></ns0:annotation></ns1:span> by the <ns1:span ns1:style-name="i-chemical">Ca2+<ns0:annotation><ns2:creator xmlns:ns2="http://purl.org/dc/elements/1.1/">SciMarkup</ns2:creator><ns2:date xmlns:ns2="http://purl.org/dc/elements/1.1/">2008-11-21T00:00:00</ns2:date><ns1:p>rightPunct: -</ns1:p><ns1:p>confidence: 0.8118630575193089</ns1:p><ns1:p>type: CM</ns1:p><ns1:p>id: o8</ns1:p><ns1:p>surface: Ca2+</ns1:p></ns0:annotation></ns1:span>-<ns1:span ns1:style-name="i-enzyme">ATPase<ns0:annotation><ns2:creator xmlns:ns2="http://purl.org/dc/elements/1.1/">SciMarkup</ns2:creator><ns2:date xmlns:ns2="http://purl.org/dc/elements/1.1/">2008-11-21T00:00:00</ns2:date><ns1:p>confidence: 0.3252508524705391</ns1:p><ns1:p>type: ASE</ns1:p><ns1:p>id: o9</ns1:p><ns1:p>surface: ATPase</ns1:p></ns0:annotation></ns1:span> in the SR vesicles of isolated rabbit white muscle cells, using thapsigargin as a positive control. Experimental details were the same as those described in previous publications from the Ley group.58 </ns1:p>
      <ns1:p xmlns:ns1="urn:oasis:names:tc:opendocument:xmlns:text:1.0" ns1:style-name="Standard"/>
      <ns1:p xmlns:ns1="urn:oasis:names:tc:opendocument:xmlns:text:1.0" ns1:style-name="Standard"><ns1:span ns1:style-name="i-chemical">(1R,2R,3aS,4S,6R,8R,8aR)-4,8-bis(acetyloxy)-6-(butanoyloxy)-1,4-dimethyldecahydro-2-azulenyl (2Z)-2-methyl-2-butenoate<ns0:annotation><ns2:creator xmlns:ns2="http://purl.org/dc/elements/1.1/">SciMarkup</ns2:creator><ns2:date xmlns:ns2="http://purl.org/dc/elements/1.1/">2008-11-21T00:00:00</ns2:date><ns1:p>rightPunct: .</ns1:p><ns1:p>confidence: 0.7861807031590469</ns1:p><ns1:p>type: CM</ns1:p><ns1:p>id: o10</ns1:p><ns1:p>surface: (1R,2R,3aS,4S,6R,8R,8aR)-4,8-bis(acetyloxy)-6-(butanoyloxy)-1,4-dimethyldecahydro-2-azulenyl (2Z)-2-methyl-2-butenoate</ns1:p></ns0:annotation></ns1:span>.</ns1:p>
      <ns1:p xmlns:ns1="urn:oasis:names:tc:opendocument:xmlns:text:1.0" ns1:style-name="Standard"/>
      <ns1:p xmlns:ns1="urn:oasis:names:tc:opendocument:xmlns:text:1.0" ns1:style-name="Standard"><ns1:span ns1:style-name="i-chemical">Alcohol<ns0:annotation><ns2:creator xmlns:ns2="http://purl.org/dc/elements/1.1/">SciMarkup</ns2:creator><ns2:date xmlns:ns2="http://purl.org/dc/elements/1.1/">2008-11-21T00:00:00</ns2:date><ns1:p>confidence: 0.9794424203972275</ns1:p><ns1:p>type: CM</ns1:p><ns1:p>id: o11</ns1:p><ns1:p>surface: Alcohol</ns1:p><ns1:p>ontIDs: CHEBI:30879</ns1:p></ns0:annotation></ns1:span> and <ns1:span ns1:style-name="i-chemical-structure">toluene<ns0:annotation><ns2:creator xmlns:ns2="http://purl.org/dc/elements/1.1/">SciMarkup</ns2:creator><ns2:date xmlns:ns2="http://purl.org/dc/elements/1.1/">2008-11-21T00:00:00</ns2:date><ns1:p>SMILES: Cc1ccccc1</ns1:p><ns1:p>confidence: 0.9830584996191523</ns1:p><ns1:p>rightPunct: .</ns1:p><ns1:p>surface: toluene</ns1:p><ns1:p>ontIDs: CHEBI:17578</ns1:p><ns1:p>InChI: InChI=1/C7H8/c1-7-5-3-2-4-6-7/h2-6H,1H3</ns1:p><ns1:p>cmlRef: cml2</ns1:p><ns1:p>type: CM</ns1:p><ns1:p>id: o13</ns1:p></ns0:annotation></ns1:span>. </ns1:p>
      <ns1:p xmlns:ns1="urn:oasis:names:tc:opendocument:xmlns:text:1.0" ns1:style-name="Standard"/>
      <ns1:p xmlns:ns1="urn:oasis:names:tc:opendocument:xmlns:text:1.0" ns1:style-name="Standard"><ns1:span ns1:style-name="i-chemical">SMILES<ns0:annotation><ns2:creator xmlns:ns2="http://purl.org/dc/elements/1.1/">SciMarkup</ns2:creator><ns2:date xmlns:ns2="http://purl.org/dc/elements/1.1/">2008-11-21T00:00:00</ns2:date><ns1:p>rightPunct: :</ns1:p><ns1:p>confidence: 0.24584093786107927</ns1:p><ns1:p>type: CM</ns1:p><ns1:p>id: o14</ns1:p><ns1:p>surface: SMILES</ns1:p></ns0:annotation></ns1:span>: Cc1ccccc1</ns1:p>
      <ns1:p xmlns:ns1="urn:oasis:names:tc:opendocument:xmlns:text:1.0" ns1:style-name="Standard"/>
      <ns1:p xmlns:ns1="urn:oasis:names:tc:opendocument:xmlns:text:1.0" ns1:style-name="Standard"><ns1:span ns1:style-name="i-chemical-structure">H2O<ns0:annotation><ns2:creator xmlns:ns2="http://purl.org/dc/elements/1.1/">SciMarkup</ns2:creator><ns2:date xmlns:ns2="http://purl.org/dc/elements/1.1/">2008-11-21T00:00:00</ns2:date><ns1:p>SMILES: [H]O[H]</ns1:p><ns1:p>confidence: 0.9152729837716796</ns1:p><ns1:p>surface: H2O</ns1:p><ns1:p>ontIDs: CHEBI:15377</ns1:p><ns1:p>InChI: InChI=1/H2O/h1H2</ns1:p><ns1:p>cmlRef: cml3</ns1:p><ns1:p>type: CM</ns1:p><ns1:p>id: o15</ns1:p></ns0:annotation></ns1:span> is <ns1:span ns1:style-name="i-b"><ns1:span ns1:style-name="T1"><ns1:span ns1:style-name="i-chemical-structure">water<ns0:annotation><ns2:creator xmlns:ns2="http://purl.org/dc/elements/1.1/">SciMarkup</ns2:creator><ns2:date xmlns:ns2="http://purl.org/dc/elements/1.1/">2008-11-21T00:00:00</ns2:date><ns1:p>SMILES: [H]O[H]</ns1:p><ns1:p>confidence: 0.9657898777617145</ns1:p><ns1:p>rightPunct: ,</ns1:p><ns1:p>surface: water</ns1:p><ns1:p>ontIDs: CHEBI:15377</ns1:p><ns1:p>InChI: InChI=1/H2O/h1H2</ns1:p><ns1:p>cmlRef: cml3</ns1:p><ns1:p>type: CM</ns1:p><ns1:p>id: o16</ns1:p></ns0:annotation></ns1:span></ns1:span></ns1:span>, <ns1:span ns1:style-name="i-chemical-structure">nitric acid<ns0:annotation><ns2:creator xmlns:ns2="http://purl.org/dc/elements/1.1/">SciMarkup</ns2:creator><ns2:date xmlns:ns2="http://purl.org/dc/elements/1.1/">2008-11-21T00:00:00</ns2:date><ns1:p>SMILES: [H]ON(=O)=O</ns1:p><ns1:p>confidence: 0.5089027880708406</ns1:p><ns1:p>surface: nitric acid</ns1:p><ns1:p>ontIDs: CHEBI:25545</ns1:p><ns1:p>InChI: InChI=1/HNO3/c2-1(3)4/h(H,2,3,4)/f/h2H</ns1:p><ns1:p>cmlRef: cml4</ns1:p><ns1:p>type: CM</ns1:p><ns1:p>id: o17</ns1:p></ns0:annotation></ns1:span> <ns1:span ns1:style-name="i-b">i-bold</ns1:span> <ns1:span ns1:style-name="i-i">i-italic</ns1:span> <ns1:span ns1:style-name="Example">example</ns1:span> <ns1:span ns1:style-name="i-code">code</ns1:span> <ns1:span ns1:style-name="Strong_20_Emphasis">strong emphasis</ns1:span> <ns1:s/><ns1:span ns1:style-name="Teletype">teletype</ns1:span> finished. </ns1:p>
      <ns1:p xmlns:ns1="urn:oasis:names:tc:opendocument:xmlns:text:1.0" ns1:style-name="Standard"/>
      <ns1:p xmlns:ns1="urn:oasis:names:tc:opendocument:xmlns:text:1.0" ns1:style-name="Standard"><ns1:span ns1:style-name="i-experimental-data">Testing</ns1:span></ns1:p>
      <ns1:p xmlns:ns1="urn:oasis:names:tc:opendocument:xmlns:text:1.0" ns1:style-name="Standard"/>
      <ns1:list xmlns:ns1="urn:oasis:names:tc:opendocument:xmlns:text:1.0" ns1:style-name="li1n">
        <ns1:list-item ns1:start-value="1">
          <ns1:p ns1:style-name="li1n"><ns1:span ns1:style-name="i-experimental-data">Experimental data</ns1:span></ns1:p>
        </ns1:list-item>
        <ns1:list-item>
          <ns1:p ns1:style-name="li1n"><ns1:span ns1:style-name="i-ontology-term">Ontology term</ns1:span></ns1:p>
        </ns1:list-item>
        <ns1:list-item>
          <ns1:p ns1:style-name="li1n"><ns1:span ns1:style-name="i-chemical-structure">Chemical (etc.) with structure</ns1:span></ns1:p>
        </ns1:list-item>
        <ns1:list-item>
          <ns1:p ns1:style-name="li1n"><ns1:span ns1:style-name="i-chemical">Chemical (etc.), without structure</ns1:span></ns1:p>
        </ns1:list-item>
        <ns1:list-item>
          <ns1:p ns1:style-name="li1n"><ns1:span ns1:style-name="i-reaction">Reaction</ns1:span></ns1:p>
        </ns1:list-item>
        <ns1:list-item>
          <ns1:p ns1:style-name="li1n"><ns1:span ns1:style-name="i-chemical-adjective">Chemical adjective</ns1:span></ns1:p>
        </ns1:list-item>
        <ns1:list-item>
          <ns1:p ns1:style-name="li1n"><ns1:span ns1:style-name="i-enzyme">enzyme -ase word</ns1:span></ns1:p>
        </ns1:list-item>
        <ns1:list-item>
          <ns1:p ns1:style-name="li1n"><ns1:span ns1:style-name="i-chemical-prefix">Chemical prefix</ns1:span></ns1:p>
        </ns1:list-item>
      </ns1:list>
      <ns1:p xmlns:ns1="urn:oasis:names:tc:opendocument:xmlns:text:1.0" ns1:style-name="Standard"/>
      <ns1:p xmlns:ns1="urn:oasis:names:tc:opendocument:xmlns:text:1.0" ns1:style-name="p">The End. </ns1:p>
      <ns1:p xmlns:ns1="urn:oasis:names:tc:opendocument:xmlns:text:1.0" ns1:style-name="p"/>
    </ns0:text>
  </ns0:body>
</ns0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DejaVu Sans Mono" svg:font-family="'DejaVu Sans Mono'" style:font-family-generic="modern" style:font-pitch="fixed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i-experimental-data" style:family="text">
      <style:text-properties fo:background-color="#ff8080"/>
    </style:style>
    <style:style style:name="i-ontology-term" style:family="text">
      <style:text-properties fo:background-color="#ffb515"/>
    </style:style>
    <style:style style:name="i-chemical-structure" style:family="text">
      <style:text-properties style:text-underline-style="solid" style:text-underline-width="auto" style:text-underline-color="font-color" fo:background-color="#ffff00"/>
    </style:style>
    <style:style style:name="i-chemical" style:family="text">
      <style:text-properties fo:background-color="#ffff00"/>
    </style:style>
    <style:style style:name="i-reaction" style:family="text">
      <style:text-properties fo:background-color="#23ff23"/>
    </style:style>
    <style:style style:name="i-chemical-adjective" style:family="text">
      <style:text-properties fo:background-color="#b3b3b3"/>
    </style:style>
    <style:style style:name="i-enzyme" style:family="text">
      <style:text-properties fo:background-color="#800080"/>
    </style:style>
    <style:style style:name="i-chemical-prefix" style:family="text">
      <style:text-properties fo:background-color="#ff00ff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1" text:display-levels="2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4">
        <style:list-level-properties text:min-label-distance="0.381cm"/>
      </text:outline-level-style>
      <text:outline-level-style text:level="6" style:num-format="1" text:display-levels="5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_20_left"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_20_right"><text:title>Oscar test document</text:title> p.<text:page-number text:select-page="current"/></text:p>
      </style:header>
      <style:header-left>
        <text:p text:style-name="Header_20_left">p.<text:page-number text:select-page="current"/> <text:title>Oscar test document</text:title></text:p>
      </style:header-left>
    </style:master-page>
    <style:master-page style:name="Left_20_Page" style:display-name="Left Page" style:page-layout-name="pm2">
      <style:header>
        <text:p text:style-name="Header_20_right"><text:s/><text:title>Oscar test document</text:title> <text:page-number text:select-page="current"/></text:p>
      </style:header>
    </style:master-page>
    <style:master-page style:name="Right_20_Page" style:display-name="Right Page" style:page-layout-name="pm3">
      <style:header>
        <text:p text:style-name="P1"><text:page-number text:select-page="current"/> <text:title>Oscar test document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Oscar test document</dc:title>
    <meta:initial-creator>Daniel de Byl</meta:initial-creator>
    <meta:creation-date>2007-09-29T18:20:44</meta:creation-date>
    <dc:date>2008-11-21T16:07:01</dc:date>
    <dc:language>en-AU</dc:language>
    <meta:editing-cycles>54</meta:editing-cycles>
    <meta:editing-duration>P1DT2H8M3S</meta:editing-duration>
    <meta:user-defined meta:name="Info 1">One</meta:user-defined>
    <meta:user-defined meta:name="Info 2">Two</meta:user-defined>
    <meta:user-defined meta:name="Info 3">Three</meta:user-defined>
    <meta:user-defined meta:name="Testing Info Four">Four</meta:user-defined>
    <meta:document-statistic meta:table-count="0" meta:image-count="0" meta:object-count="0" meta:page-count="1" meta:paragraph-count="20" meta:word-count="132" meta:character-count="858"/>
  </office:meta>
</office:document-meta>
</file>